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259e2" officeooo:paragraph-rsid="001259e2"/>
    </style:style>
    <style:style style:name="P2" style:family="paragraph" style:parent-style-name="Subtitle">
      <style:text-properties officeooo:rsid="001259e2" officeooo:paragraph-rsid="001259e2"/>
    </style:style>
    <style:style style:name="P3" style:family="paragraph" style:parent-style-name="Text_20_body">
      <style:text-properties officeooo:rsid="001259e2" officeooo:paragraph-rsid="001259e2"/>
    </style:style>
    <style:style style:name="P4" style:family="paragraph" style:parent-style-name="Text_20_body">
      <style:text-properties officeooo:paragraph-rsid="001259e2"/>
    </style:style>
    <style:style style:name="P5" style:family="paragraph" style:parent-style-name="Text_20_body" style:list-style-name="List_20_1">
      <style:text-properties fo:font-weight="bold" officeooo:rsid="0013e00d" officeooo:paragraph-rsid="0013e00d" style:font-weight-asian="bold" style:font-weight-complex="bold"/>
    </style:style>
    <style:style style:name="P6" style:family="paragraph" style:parent-style-name="Text_20_body">
      <style:text-properties fo:font-weight="bold" officeooo:rsid="0014841b" officeooo:paragraph-rsid="0014841b" style:font-weight-asian="bold" style:font-weight-complex="bold"/>
    </style:style>
    <style:style style:name="P7" style:family="paragraph" style:parent-style-name="Text_20_body" style:list-style-name="List_20_1">
      <style:text-properties officeooo:paragraph-rsid="001259e2"/>
    </style:style>
    <style:style style:name="P8" style:family="paragraph" style:parent-style-name="Text_20_body" style:list-style-name="List_20_1">
      <style:text-properties officeooo:paragraph-rsid="0014841b"/>
    </style:style>
    <style:style style:name="P9" style:family="paragraph" style:parent-style-name="Text_20_body" style:list-style-name="List_20_1">
      <style:text-properties fo:font-weight="normal" officeooo:rsid="0014841b" officeooo:paragraph-rsid="0014841b" style:font-weight-asian="normal" style:font-weight-complex="normal"/>
    </style:style>
    <style:style style:name="P10" style:family="paragraph" style:parent-style-name="Text_20_body" style:list-style-name="List_20_1">
      <style:text-properties fo:font-style="italic" fo:font-weight="normal" officeooo:rsid="0014841b" officeooo:paragraph-rsid="0014841b" style:font-style-asian="italic" style:font-weight-asian="normal" style:font-style-complex="italic" style:font-weight-complex="normal"/>
    </style:style>
    <style:style style:name="P11" style:family="paragraph" style:parent-style-name="Title">
      <style:text-properties officeooo:rsid="001259e2" officeooo:paragraph-rsid="001259e2"/>
    </style:style>
    <style:style style:name="T1" style:family="text">
      <style:text-properties officeooo:rsid="001259e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59e2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4841b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officeooo:rsid="0014841b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59e2" style:font-style-asian="normal" style:font-style-complex="normal"/>
    </style:style>
    <style:style style:name="T9" style:family="text">
      <style:text-properties fo:font-style="normal" officeooo:rsid="00151312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841b" style:font-style-asian="normal" style:font-weight-asian="normal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e00d" style:font-weight-asian="normal" style:font-weight-complex="normal"/>
    </style:style>
    <style:style style:name="T14" style:family="text">
      <style:text-properties fo:font-weight="normal" officeooo:rsid="001259e2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259e2" style:font-weight-asian="bold" style:font-weight-complex="bold"/>
    </style:style>
    <style:style style:name="T17" style:family="text">
      <style:text-properties officeooo:rsid="001484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IW PL3. Similitud entre textos.</text:p>
      <text:p text:style-name="P2">Hugo Fonseca Díaz (UO258318)</text:p>
      <text:h text:style-name="P1" text:outline-level="1"/>
      <text:h text:style-name="P1" text:outline-level="1">Requerimientos</text:h>
      <text:p text:style-name="P4"><text:span text:style-name="T1">Se necesita Python 3.8 y la biblioteca </text:span><text:span text:style-name="T3">nltk</text:span><text:span text:style-name="T8"> para ejecutar el script </text:span><text:span text:style-name="T3">similarity.py</text:span><text:span text:style-name="T8">.</text:span></text:p>
      <text:p text:style-name="P4"><text:span text:style-name="T8"/></text:p>
      <text:h text:style-name="P1" text:outline-level="1">Detalles de implementación</text:h>
      <text:p text:style-name="P3">Este script está compuesto por dos clases:</text:p>
      <text:list xml:id="list3726515880" text:style-name="List_20_1">
        <text:list-item>
          <text:p text:style-name="P7"><text:span text:style-name="T16">BagOfWords</text:span><text:span text:style-name="T14">: </text:span><text:span text:style-name="T13">vector que representa el conjunto de palabras de un texto.</text:span></text:p>
        </text:list-item>
        <text:list-item>
          <text:p text:style-name="P5">Coefficient(coef_function)<text:span text:style-name="T12">: modela un coeficiente, para calcularlo recibe una función de coeficiente de un determinado tipo en el constructor. Esto se realiza mediante el uso del patrón de diseño </text:span><text:span text:style-name="T4">estrategia</text:span><text:span text:style-name="T10">.</text:span></text:p>
        </text:list-item>
      </text:list>
      <text:p text:style-name="P6"><text:span text:style-name="T10">Además de estas dos clases, se definen también una serie de funciones importantes:</text:span></text:p>
      <text:list xml:id="list175925493353355" text:continue-numbering="true" text:style-name="List_20_1">
        <text:list-item>
          <text:p text:style-name="P8"><text:span text:style-name="T6">string_to_bag_of_words(text)</text:span><text:span text:style-name="T11">: coge una string y la procesa siguiendo una serie de pasos. Primero elimina los símbolos de puntuación (exceptuando los apóstrofes). A continuación obtiene los tokens y realiza las siguientes operaciones: los convierte a minúsculas, los lematiza y por último ignora las palabras vacías.</text:span></text:p>
        </text:list-item>
        <text:list-item>
          <text:p text:style-name="P8"><text:span text:style-name="T6">load_lines(filename)</text:span><text:span text:style-name="T11">: obtiene las consultas y los textos de los ficheros </text:span><text:span text:style-name="T5">txt</text:span><text:span text:style-name="T11"> proporcionados.</text:span></text:p>
        </text:list-item>
        <text:list-item>
          <text:p text:style-name="P10"><text:span text:style-name="T15">find_best_text(query, texts, coefficient)</text:span><text:span text:style-name="T7">: </text:span><text:span text:style-name="T9">devuelve el número del mejor texto para una determinada consulta.</text:span></text:p>
        </text:list-item>
        <text:list-item>
          <text:p text:style-name="P9"><text:span text:style-name="T7">Las funciones de coeficiente (</text:span><text:span text:style-name="T2">dice</text:span><text:span text:style-name="T7">, </text:span><text:span text:style-name="T2">jaccard</text:span><text:span text:style-name="T7">, </text:span><text:span text:style-name="T2">cosine</text:span><text:span text:style-name="T7"> y </text:span><text:span text:style-name="T2">overlapping</text:span><text:span text:style-name="T7">)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7:00:58.935583738</meta:creation-date>
    <meta:generator>LibreOffice/6.4.6.2$Linux_X86_64 LibreOffice_project/40$Build-2</meta:generator>
    <dc:date>2020-10-08T17:44:13.368838084</dc:date>
    <meta:editing-duration>PT19M49S</meta:editing-duration>
    <meta:editing-cycles>4</meta:editing-cycles>
    <meta:document-statistic meta:table-count="0" meta:image-count="0" meta:object-count="0" meta:page-count="1" meta:paragraph-count="13" meta:word-count="170" meta:character-count="1171" meta:non-whitespace-character-count="1020"/>
  </office:meta>
</office:document-meta>
</file>